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deae8" officeooo:paragraph-rsid="000deae8"/>
    </style:style>
    <style:style style:name="P2" style:family="paragraph" style:parent-style-name="Standard">
      <style:paragraph-properties fo:text-align="start" style:justify-single-word="false"/>
      <style:text-properties fo:font-size="12pt" fo:font-weight="normal" officeooo:rsid="000deae8" officeooo:paragraph-rsid="000f1853"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deae8" officeooo:paragraph-rsid="000fbf1e"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deae8" officeooo:paragraph-rsid="001062ce"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f1853" officeooo:paragraph-rsid="000f1853"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0c56c" officeooo:paragraph-rsid="0010c56c"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0c56c" officeooo:paragraph-rsid="0013dc18"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702c9" officeooo:paragraph-rsid="001702c9"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702c9" officeooo:paragraph-rsid="0018159e"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78394" officeooo:paragraph-rsid="00178394"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78394" officeooo:paragraph-rsid="00183c2c"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8159e" officeooo:paragraph-rsid="0018159e"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8159e" officeooo:paragraph-rsid="001a2a90"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8159e" officeooo:paragraph-rsid="00216928"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d02fa" officeooo:paragraph-rsid="001d02fa"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068d4" officeooo:paragraph-rsid="002068d4"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068d4" officeooo:paragraph-rsid="00216928"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1dde9" officeooo:paragraph-rsid="0021dde9"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1dde9" officeooo:paragraph-rsid="0025902b"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39bcb" officeooo:paragraph-rsid="00239bcb"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39bcb" officeooo:paragraph-rsid="0025425c"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4pt" fo:font-style="italic" style:text-underline-style="solid" style:text-underline-width="auto" style:text-underline-color="font-color" fo:font-weight="normal" officeooo:rsid="000deae8" officeooo:paragraph-rsid="000deae8" style:font-size-asian="14pt" style:font-style-asian="italic" style:font-weight-asian="normal" style:font-size-complex="14pt" style:font-style-complex="italic" style:font-weight-complex="normal"/>
    </style:style>
    <style:style style:name="P23" style:family="paragraph" style:parent-style-name="Standard">
      <style:paragraph-properties fo:text-align="start" style:justify-single-word="false"/>
      <style:text-properties fo:font-size="14pt" fo:font-style="italic" style:text-underline-style="solid" style:text-underline-width="auto" style:text-underline-color="font-color" fo:font-weight="normal" officeooo:rsid="000deae8" officeooo:paragraph-rsid="0016ad5d" style:font-size-asian="14pt" style:font-style-asian="italic" style:font-weight-asian="normal" style:font-size-complex="14pt" style:font-style-complex="italic" style:font-weight-complex="normal"/>
    </style:style>
    <style:style style:name="P24" style:family="paragraph" style:parent-style-name="Standard">
      <style:paragraph-properties fo:text-align="center" style:justify-single-word="false"/>
      <style:text-properties fo:font-size="24pt" fo:font-weight="bold" officeooo:rsid="000deae8" officeooo:paragraph-rsid="000deae8" style:font-size-asian="24pt" style:font-weight-asian="bold" style:font-size-complex="24pt" style:font-weight-complex="bold"/>
    </style:style>
    <style:style style:name="P25" style:family="paragraph" style:parent-style-name="Standard">
      <style:paragraph-properties fo:text-align="start" style:justify-single-word="false"/>
      <style:text-properties fo:font-size="12pt" fo:font-weight="normal" officeooo:rsid="00239bcb" officeooo:paragraph-rsid="00239bcb"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71edb" officeooo:paragraph-rsid="00271edb"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2773bc" officeooo:paragraph-rsid="002773bc"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9f30a" officeooo:paragraph-rsid="0029f30a"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9f30a" officeooo:paragraph-rsid="002a947a"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2c7d8c" officeooo:paragraph-rsid="002c7d8c"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2c7d8c" officeooo:paragraph-rsid="002ca3e7"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2f3d48" officeooo:paragraph-rsid="002f3d48"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2f3d48" officeooo:paragraph-rsid="00366a07"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3194b1" officeooo:paragraph-rsid="003194b1"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3194b1" officeooo:paragraph-rsid="00350d13"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335189" officeooo:paragraph-rsid="00335189"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350d13" officeooo:paragraph-rsid="00350d13"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350d13" officeooo:paragraph-rsid="0037d5cf" style:font-size-asian="12pt" style:font-weight-asian="normal" style:font-size-complex="12pt" style:font-weight-complex="normal"/>
    </style:style>
    <style:style style:name="T1" style:family="text">
      <style:text-properties officeooo:rsid="000deae8"/>
    </style:style>
    <style:style style:name="T2" style:family="text">
      <style:text-properties fo:font-size="24pt" style:font-size-asian="24pt" style:font-size-complex="24pt"/>
    </style:style>
    <style:style style:name="T3" style:family="text">
      <style:text-properties fo:font-size="24pt" fo:font-weight="bold" style:font-size-asian="24pt" style:font-weight-asian="bold" style:font-size-complex="24pt" style:font-weight-complex="bold"/>
    </style:style>
    <style:style style:name="T4" style:family="text">
      <style:text-properties officeooo:rsid="000f1853"/>
    </style:style>
    <style:style style:name="T5" style:family="text">
      <style:text-properties officeooo:rsid="0010c56c"/>
    </style:style>
    <style:style style:name="T6" style:family="text">
      <style:text-properties officeooo:rsid="00118104"/>
    </style:style>
    <style:style style:name="T7" style:family="text">
      <style:text-properties officeooo:rsid="00131e35"/>
    </style:style>
    <style:style style:name="T8" style:family="text">
      <style:text-properties officeooo:rsid="0013dc18"/>
    </style:style>
    <style:style style:name="T9" style:family="text">
      <style:text-properties officeooo:rsid="0016ad5d"/>
    </style:style>
    <style:style style:name="T10" style:family="text">
      <style:text-properties officeooo:rsid="00183c2c"/>
    </style:style>
    <style:style style:name="T11" style:family="text">
      <style:text-properties officeooo:rsid="001ab48e"/>
    </style:style>
    <style:style style:name="T12" style:family="text">
      <style:text-properties officeooo:rsid="001ebef2"/>
    </style:style>
    <style:style style:name="T13" style:family="text">
      <style:text-properties officeooo:rsid="002068d4"/>
    </style:style>
    <style:style style:name="T14" style:family="text">
      <style:text-properties officeooo:rsid="00311a01"/>
    </style:style>
    <style:style style:name="T15" style:family="text">
      <style:text-properties officeooo:rsid="0037d5cf"/>
    </style:style>
    <style:style style:name="T16" style:family="text">
      <style:text-properties fo:color="#ce181e" officeooo:rsid="0013dc18"/>
    </style:style>
    <style:style style:name="T17" style:family="text">
      <style:text-properties fo:color="#ce181e" fo:font-weight="bold" officeooo:rsid="0013dc18"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Scenariusz </text:span><text:span text:style-name="T3">Wonderful Time</text:span></text:p>
      <text:p text:style-name="P24"/>
      <text:p text:style-name="P22">Rozdział 0: Stwórz swoją postać</text:p>
      <text:p text:style-name="P5"/>
      <text:p text:style-name="P5">(czarne tło)</text:p>
      <text:p text:style-name="P2"/>
      <text:p text:style-name="P2">"Halo? Jest tu kto?"<text:line-break/>"Poczekaj chwilę. Ktoś tu zgasił światło. O, chyba znalazłem!"</text:p>
      <text:p text:style-name="P2"/>
      <text:p text:style-name="P2"><text:span text:style-name="T4">(białe tło)</text:span><text:line-break/></text:p>
      <text:p text:style-name="P2">ob<text:span text:style-name="T4">serwator</text:span> "Nareszcie ci się udało! Witaj! Pewnie masz do mnie sporo pytań?"</text:p>
      <text:p text:style-name="P2"/>
      <text:p text:style-name="P2"><text:span text:style-name="T4">(wybór pozorny) </text:span>"Kim jesteś?" ; "Co to za miejsce?" ; "Kiedy rozpocznie się gra?"</text:p>
      <text:p text:style-name="P2"/>
      <text:p text:style-name="P3">ob<text:span text:style-name="T4">serwator</text:span> "Hmm... Zacznijmy może od początku. Możesz nazywać mnie obserwatorem. Jestem tu po to by wprowadzić Cię w ten świat i obserwować Twoje postępy. Witaj w (tu będzie nazwa gry)."</text:p>
      <text:p text:style-name="P4">ob<text:span text:style-name="T4">serwator</text:span> "To może najpierw powiem na czym to <text:span text:style-name="T5">będzie</text:span> <text:span text:style-name="T5">polegać.</text:span>"<text:line-break/>ob<text:span text:style-name="T4">serwator</text:span> "Ty mój drogi/moja droga (wybacz, nie wziąłem ze sobą okularów) będziesz mógł wcielić się w świeżo upieczoną studentkę informatyki oraz pokierować jej <text:span text:style-name="T5">poczynani</text:span> podczas tego szalonego okresu jakim jest studiowanie."<text:line-break/>ob<text:span text:style-name="T4">serwator</text:span> "Wybierz sobie teraz jedną z trzech dostępnych w grze postaci."</text:p>
      <text:p text:style-name="P4"/>
      <text:p text:style-name="P6">(wybór postaci i imienia)</text:p>
      <text:p text:style-name="P6"/>
      <text:p text:style-name="P7"><text:span text:style-name="T1">obserwator</text:span> "Posłuchaj mnie bardzo uważnie. Nasza [<text:span text:style-name="T8">głównabohaterka</text:span>] ma swoją historię i powody dla których zaczyna swoją przygodę z informatyką, ale to od Ciebie mój graczu zależy jak jej pójdzie."</text:p>
      <text:p text:style-name="P7"><text:span text:style-name="T1">obserwator </text:span>"Wykłady, stosunki z rówieśnikami, zabawy w akademiku, nauka i egzaminy... to wszystko jest w Twoich rękach. Za pomocą Twoich decyzji i postanowień ta rozgrywka i przy<text:span text:style-name="T6">g</text:span>ody naszej bohaterki będą coraz bardziej intrygujące."<text:line-break/><text:span text:style-name="T1">obserwator</text:span> "Jakkolwiek zdecydujesz mam nadzieję, że [<text:span text:style-name="T8">głównabohaterka</text:span>] będzie szczęśliwa i zmotywowana do rozwijania samej siebie"<text:line-break/><text:span text:style-name="T1">obserwator</text:span> "Nie przedłużajmy więc. Nasza bohaterka czeka na Ciebi<text:span text:style-name="T7">e</text:span>. My pewnie się jeszcze zobaczymy. Wejdź do świata Wonderful Time."</text:p>
      <text:p text:style-name="P7"><text:span text:style-name="T17">głównabohaterka</text:span> "Cześć, mam nadzieje, że będzie Ci się fajnie mną grało."<text:line-break/><text:span text:style-name="T17">głównabohaterka</text:span> "Powodzenia."</text:p>
      <text:p text:style-name="P7"/>
      <text:p text:style-name="P23">Rozdział <text:span text:style-name="T9">1</text:span>: <text:span text:style-name="T9">Pierwszy dzień na studiach</text:span></text:p>
      <text:p text:style-name="P7"/>
      <text:p text:style-name="P7"/>
      <text:p text:style-name="P7">o<text:span text:style-name="T10">jciec</text:span> "Kochanie, obudź się, już 8"</text:p>
      <text:p text:style-name="P7"/>
      <text:p text:style-name="P8">(wybór) "Śpij dalej" ; "Obudź się" <text:span text:style-name="T11">(od razu do obudzona skaczesz)</text:span></text:p>
      <text:p text:style-name="P8"/>
      <text:p text:style-name="P10">(śpisz dalej) </text:p>
      <text:p text:style-name="P10"/>
      <text:p text:style-name="P11"><text:span text:style-name="T5">ojciec </text:span>"[<text:span text:style-name="T8">głównabohaterka</text:span>] wstawaj, nie chcemy przecież się spóźnić."</text:p>
      <text:p text:style-name="P10"/>
      <text:p text:style-name="P9">(wybór) "Śpij dalej" ; "Obudź się"</text:p>
      <text:p text:style-name="P12"><text:soft-page-break/>(śpisz dalej)</text:p>
      <text:p text:style-name="P12"/>
      <text:p text:style-name="P13">(odgłos wylanej wody)<text:line-break/><text:span text:style-name="T5">ojciec</text:span> "Wstajemy!!!"<text:line-break/><text:span text:style-name="T17">głównabohaterka</text:span> "Tato, co ty zrobiłeś?!"<text:line-break/><text:span text:style-name="T5">ojciec </text:span>"Wybacz młoda panno, ale nie dałaś mi wyboru, biegiem do łazienki."</text:p>
      <text:p text:style-name="P12"/>
      <text:p text:style-name="P12">(obudzona)</text:p>
      <text:p text:style-name="P12"/>
      <text:p text:style-name="P14"><text:span text:style-name="T5">ojciec</text:span> "Wyglądasz ślicznie córeczko, gdyby tylko mama mogła Cię zobaczyć."</text:p>
      <text:p text:style-name="P12"/>
      <text:p text:style-name="P15">(wybór) <text:s/><text:span text:style-name="T13">(1) </text:span>"Tato, przestań. Naprawdę nie lubi<text:span text:style-name="T12">ę</text:span> jak tak mówisz." ; <text:s/><text:span text:style-name="T13">(2) </text:span>"Dziękuje tato, też chciałabym aby mama z nami była." ; <text:s/><text:span text:style-name="T13">(3) </text:span>"…"</text:p>
      <text:p text:style-name="P15"/>
      <text:p text:style-name="P16">(1)</text:p>
      <text:p text:style-name="P16"/>
      <text:p text:style-name="P17"><text:span text:style-name="T5">ojciec</text:span> "Wiesz, że nie potrafię kryć się z uczuciami." (i skaczemy do 2 i 3)</text:p>
      <text:p text:style-name="P16"/>
      <text:p text:style-name="P16">(2,3)</text:p>
      <text:p text:style-name="P16"/>
      <text:p text:style-name="P17"><text:span text:style-name="T5">ojciec</text:span> "Zjesz może coś przed uroczystością?"</text:p>
      <text:p text:style-name="P17"/>
      <text:p text:style-name="P18">(wybór) <text:s/>(1) "Jesz" (2) „Nie jesz”</text:p>
      <text:p text:style-name="P18"/>
      <text:p text:style-name="P18">(1)</text:p>
      <text:p text:style-name="P18"/>
      <text:p text:style-name="P19"><text:span text:style-name="T17">głównabohaterka</text:span> "W sumie zjadłabym coś..."<text:line-break/><text:span text:style-name="T5">ojciec</text:span> "To sobie coś zrobisz, ja idę zaraz do pracy."</text:p>
      <text:p text:style-name="P18"/>
      <text:p text:style-name="P18">(2)</text:p>
      <text:p text:style-name="P18"/>
      <text:p text:style-name="P19"><text:span text:style-name="T17">głównabohaterka</text:span> "Nie, dzięki, zjem coś jak wrócę."<text:line-break/><text:span text:style-name="T5">ojciec</text:span> "Weź trochę pieniędzy i zjedz coś na mieście. Dzisiaj późno wrócę, a lodówka pusta."</text:p>
      <text:p text:style-name="P18"/>
      <text:p text:style-name="P20">(kontynuacja)</text:p>
      <text:p text:style-name="P20"/>
      <text:p text:style-name="P21"><text:span text:style-name="T5">ojciec</text:span> "Oj, jestem taki dumny, moja mała córeczka idzie się uczyć. Mam nadzieje, że poznasz tam grzecznych i poukładanych ludzi. Studia na [hate_u] to jedna z najlepszych opcji dla rozwoju przyszłych programistów."</text:p>
      <text:p text:style-name="P20"/>
      <text:p text:style-name="P26">(wybór) (1) "Bez przesady tato, to tylko immatrykulacja, trochę posiedzę i wrócę do domu." ; <text:s text:c="7"/><text:tab/>(2) "Prawda, jednak wolałabym dostać się na [love_u]. To najlepsza uczelnia w kraju."</text:p>
      <text:p text:style-name="P26"/>
      <text:p text:style-name="P27">(1)</text:p>
      <text:p text:style-name="P27"/>
      <text:p text:style-name="P27"><text:span text:style-name="T5">ojciec</text:span> "Możesz mi wierzyć słonko, ale czuję, że to nie będzie zwykła uroczystość"</text:p>
      <text:p text:style-name="P27"/>
      <text:p text:style-name="P27">(2)</text:p>
      <text:p text:style-name="P27"/>
      <text:p text:style-name="P27"><text:span text:style-name="T5">ojciec</text:span> "Ostatnimi czasy ma dość słabą reputację. Znam tych ludzi, dobrze się stało, że dostałaś się jednak tutaj. Uczelnia jest w naszym mieście i dodatkowo jest pełna wielu wartościowych specjalistów."</text:p>
      <text:p text:style-name="P28"><text:soft-page-break/>(kontynuacja)</text:p>
      <text:p text:style-name="P28"/>
      <text:p text:style-name="P29"><text:span text:style-name="T5">ojciec</text:span> "Zapamiętaj, [<text:span text:style-name="T8">głównabohaterka</text:span>]. Cieszę się że jesteś bardzo ambitna i chcesz iść w moje ślady. Jestem z ciebie taki dumny..."<text:line-break/><text:span text:style-name="T5">ojciec</text:span> "Studia to najlepszy okres życia, wykorzystaj to!"</text:p>
      <text:p text:style-name="P29"/>
      <text:p text:style-name="P30">(wybór pozorny) "Nie martw się tato, dam sobie radę, nie sprawię Ci zawodu" ; "Dam radę, pokażę im wszystkim na co mnie stać"</text:p>
      <text:p text:style-name="P30"/>
      <text:p text:style-name="P31"><text:span text:style-name="T5">ojciec</text:span> "O to akurat najmniej się martwię, leć już, bo się spóźnisz. Miłego dnia."</text:p>
      <text:p text:style-name="P31"/>
      <text:p text:style-name="P32">(czarne tło, biały napis: „Uczelnia - godzina 10”)</text:p>
      <text:p text:style-name="P32"/>
      <text:p text:style-name="P33"><text:span text:style-name="T17">głównabohaterka</text:span> "Mam jeszcze 15 minut, tempo mam dobre. Całe szczęście to mam w miarę blisko tutaj."<text:line-break/><text:span text:style-name="T17">głównabohaterka</text:span> "Nawet ładny ten budynek. Co prawda nie umywa się do [love_u], ale ten wygląda na bardziej zadbany."<text:line-break/><text:span text:style-name="T17">głównabohaterka</text:span> "Zapomnij o [love_u], [<text:span text:style-name="T8">głównabohaterka</text:span>]. Musisz wziąć to co dało ci życie. Jeśli dobrze Ci pójdzie to będziesz mogła zrobi<text:span text:style-name="T14">ć</text:span> magisterkę na [love_u]. Skup się na tym co jest tu i teraz."<text:line-break/><text:span text:style-name="T17">głównabohaterka</text:span> "Przedstawienie czas zacząć. Bądź zdecydowana i dumna."</text:p>
      <text:p text:style-name="P32"/>
      <text:p text:style-name="P34">(wyciemniony ekran, dźwięk otwierania drzwi)</text:p>
      <text:p text:style-name="P34">(czarne tło, napis: immatrykulacja uczelnia hate_u)</text:p>
      <text:p text:style-name="P36">(wnętrze sali wykładowej, głos gwary)</text:p>
      <text:p text:style-name="P34"/>
      <text:p text:style-name="P35"><text:span text:style-name="T17">głównabohaterka</text:span> "Wow, tylu ludzi w jednym miejscu na żywo jeszcze nie widziałam."<text:line-break/><text:span text:style-name="T17">głównabohaterka</text:span> "Każdy z nich ma swoje cele i ambicje, każdy ma inny powód dla którego się tutaj znalazł. Oni wszyscy są moją przyszłą konkurencją na rynku pracy."</text:p>
      <text:p text:style-name="P35"><text:span text:style-name="T17">głównabohaterka</text:span> "Chciałabym mieć jakiś znajomych. Większość moich kolegów i koleżanek wyjechało z miasta albo z kraju."<text:line-break/><text:span text:style-name="T17">głównabohaterka</text:span> "Czy serio potrzebuje kogoś mieć? Czy nie powinnam skupić się na własnej karierze? Ojciec chyba ma rację, nie mogę zmarnować tego czasu, który mam. Będziesz ze mnie dumny tato i... mamo. "</text:p>
      <text:p text:style-name="P34"/>
      <text:p text:style-name="P37">(podniosła muzyka)</text:p>
      <text:p text:style-name="P37"/>
      <text:p text:style-name="P38">dziekan "Witam świeżo upieczonych studentów. Nazywam się prof. Roman Kosior i jestem dziekanem Wydziału Informatycznego."<text:line-break/>dziekan "Nasza uczelnia z roku na rok dokłada starań by każdy jej <text:span text:style-name="T15">absolwent dumnie</text:span> nas reprezentował poza murami tej instytucji."<text:line-break/>dziekan "Wiem, że każde z was jest bardzo ambitne i chce jak najlepiej wykorzystać ten wspaniały czas do samodoskonalenia. Pamiętajcie też, że mimo siły jednostki czasami trzeba połączyć siły z innymi by osiągnąć dany cel."<text:line-break/>dziekan "Oczywiście moje słowa nie dotyczną ściągania"<text:line-break/> </text:p>
      <text:p text:style-name="P38"><text:span text:style-name="T15">(dźwięk</text:span> śmiechu masowego<text:span text:style-name="T15">)</text:span></text:p>
      <text:p text:style-name="P38"><text:line-break/>dziekan "Nie bójcie się nawiązywać nowych kontaktów i pomagać sobie wzajemnie. Wierzę, że mnie nie zawiedziecie i każde z was będzie mogło pochwalić się dyplomem ukończenia naszej placówki. Teraz każdy kierunek będzie miał rozmowę ze swoim opiekunem, który omówi najważniejsze elementy waszej przyszłej nauki. Do zobaczenia na zajęcia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10:39:04.235000000</meta:creation-date>
    <dc:date>2017-11-15T19:04:49.279000000</dc:date>
    <meta:editing-duration>PT1H20M34S</meta:editing-duration>
    <meta:editing-cycles>43</meta:editing-cycles>
    <meta:generator>LibreOffice/5.4.1.2$Windows_x86 LibreOffice_project/ea7cb86e6eeb2bf3a5af73a8f7777ac570321527</meta:generator>
    <meta:document-statistic meta:table-count="0" meta:image-count="0" meta:object-count="0" meta:page-count="3" meta:paragraph-count="55" meta:word-count="900" meta:character-count="6009" meta:non-whitespace-character-count="5147"/>
  </office:meta>
</office:document-meta>
</file>